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6f4" officeooo:paragraph-rsid="000026f4"/>
    </style:style>
    <style:style style:name="T1" style:family="text">
      <style:text-properties officeooo:rsid="00017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de la semaine du 8 mai :</text:p>
      <text:p text:style-name="P1"/>
      <text:p text:style-name="P1">Thomas : les collusion </text:p>
      <text:p text:style-name="P1">Ewan : <text:span text:style-name="T1">règle les bug et la mort </text:span></text:p>
      <text:p text:style-name="P1">Paul : l ‘apparitions des obstacles</text:p>
      <text:p text:style-name="P1">Julie : <text:span text:style-name="T1">début et fin de je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5:53:07.902809927</meta:creation-date>
    <dc:date>2024-05-10T16:52:47.193201145</dc:date>
    <meta:editing-duration>PT59M3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5" meta:word-count="34" meta:character-count="154" meta:non-whitespace-character-count="123"/>
  </office:meta>
</office:document-meta>
</file>